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f1db9" officeooo:paragraph-rsid="000f1db9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1db9" officeooo:paragraph-rsid="000f1db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teamiento de niveles</text:p>
      <text:p text:style-name="P1"/>
      <text:p text:style-name="P2"/>
      <text:p text:style-name="P2">Tutorial:</text:p>
      <text:p text:style-name="P2"/>
      <text:p text:style-name="P2">Aprender a como usar los controles:</text:p>
      <text:p text:style-name="P2"/>
      <text:p text:style-name="P2">Contra las tropas: el jugador permacene en el centro de la pantalle mientras enemigos llegan de diferentes direcciones. Se podra disparar y rotar con el mouse.</text:p>
      <text:p text:style-name="P2"/>
      <text:p text:style-name="P2">Contra jefes: el jugador se podra mover libremente por en esenario con las teclas (W,A,S,D) mientras podra rotar y disparar.</text:p>
      <text:p text:style-name="P2"/>
      <text:p text:style-name="P2">Tendra tres faces donde en dos de ellas el jugdor se familiarize defendiendose de las tropas y la ultima contra un jefe (?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D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7:59:10.719289862</meta:creation-date>
    <dc:date>2025-10-09T18:56:51.483141995</dc:date>
    <meta:editing-duration>PT57M41S</meta:editing-duration>
    <meta:editing-cycles>1</meta:editing-cycles>
    <meta:document-statistic meta:table-count="0" meta:image-count="0" meta:object-count="0" meta:page-count="1" meta:paragraph-count="6" meta:word-count="79" meta:character-count="475" meta:non-whitespace-character-count="402"/>
    <meta:generator>LibreOffice/7.4.7.2$Linux_X86_64 LibreOffice_project/40$Build-2</meta:generator>
  </office:meta>
</office:document-meta>
</file>